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762" officeooo:paragraph-rsid="00017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é o primeiro tex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39:20.703000000</meta:creation-date>
    <meta:generator>LibreOffice/24.8.3.2$Windows_X86_64 LibreOffice_project/48a6bac9e7e268aeb4c3483fcf825c94556d9f92</meta:generator>
    <dc:date>2024-12-12T12:40:49.206000000</dc:date>
    <meta:editing-duration>PT1M29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</office:meta>
</office:document-meta>
</file>